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style:font-name="Linux Libertine O" fo:font-size="24pt" style:font-size-asian="24pt" style:font-size-complex="24pt"/>
    </style:style>
    <style:style style:name="P2" style:family="paragraph" style:parent-style-name="Heading_20_1">
      <style:text-properties style:font-name="Linux Libertine O" fo:font-size="18pt" style:font-size-asian="18pt" style:font-size-complex="18pt"/>
    </style:style>
    <style:style style:name="P3" style:family="paragraph" style:parent-style-name="Heading_20_1">
      <style:text-properties fo:font-size="18pt" style:font-size-asian="18pt" style:font-size-complex="18pt"/>
    </style:style>
    <style:style style:name="P4" style:family="paragraph" style:parent-style-name="Text_20_body">
      <style:text-properties officeooo:paragraph-rsid="004b0e9b"/>
    </style:style>
    <style:style style:name="P5" style:family="paragraph" style:parent-style-name="Text_20_body">
      <style:text-properties officeooo:paragraph-rsid="008df001"/>
    </style:style>
    <style:style style:name="P6" style:family="paragraph" style:parent-style-name="Text_20_body">
      <style:text-properties fo:font-size="16pt" style:font-size-asian="16pt" style:font-size-complex="16pt"/>
    </style:style>
    <style:style style:name="P7" style:family="paragraph" style:parent-style-name="Text_20_body" style:list-style-name="L1">
      <style:text-properties fo:font-size="16pt" style:font-size-asian="16pt" style:font-size-complex="16pt"/>
    </style:style>
    <style:style style:name="P8" style:family="paragraph" style:parent-style-name="Text_20_body" style:list-style-name="L1">
      <style:text-properties fo:font-size="16pt" officeooo:rsid="002d72e2" officeooo:paragraph-rsid="002d72e2" style:font-size-asian="16pt" style:font-size-complex="16pt"/>
    </style:style>
    <style:style style:name="P9" style:family="paragraph" style:parent-style-name="Text_20_body" style:list-style-name="L1">
      <style:text-properties fo:font-size="16pt" officeooo:rsid="001b71b2" officeooo:paragraph-rsid="001b71b2" style:font-size-asian="16pt" style:font-size-complex="16pt"/>
    </style:style>
    <style:style style:name="P10" style:family="paragraph" style:parent-style-name="Text_20_body" style:list-style-name="L2">
      <style:text-properties fo:font-size="16pt" officeooo:paragraph-rsid="001fbf43" style:font-size-asian="16pt" style:font-size-complex="16pt"/>
    </style:style>
    <style:style style:name="P11" style:family="paragraph" style:parent-style-name="Text_20_body">
      <style:text-properties fo:font-size="16pt" officeooo:paragraph-rsid="0074d74b" style:font-size-asian="16pt" style:font-size-complex="16pt"/>
    </style:style>
    <style:style style:name="P12" style:family="paragraph" style:parent-style-name="Text_20_body" style:list-style-name="L5">
      <style:text-properties fo:font-size="16pt" officeooo:paragraph-rsid="0075779a" style:font-size-asian="16pt" style:font-size-complex="16pt"/>
    </style:style>
    <style:style style:name="P13" style:family="paragraph" style:parent-style-name="Text_20_body">
      <style:text-properties fo:font-size="16pt" officeooo:paragraph-rsid="0049d75a" style:font-size-asian="16pt" style:font-size-complex="16pt"/>
    </style:style>
    <style:style style:name="P14" style:family="paragraph" style:parent-style-name="Text_20_body">
      <style:text-properties fo:font-size="16pt" officeooo:paragraph-rsid="004f4ac5" style:font-size-asian="16pt" style:font-size-complex="16pt"/>
    </style:style>
    <style:style style:name="P15" style:family="paragraph" style:parent-style-name="Text_20_body">
      <style:text-properties fo:font-size="16pt" officeooo:paragraph-rsid="00543a1f" style:font-size-asian="16pt" style:font-size-complex="16pt"/>
    </style:style>
    <style:style style:name="P16" style:family="paragraph" style:parent-style-name="Text_20_body" style:list-style-name="L4">
      <style:text-properties fo:font-size="16pt" officeooo:paragraph-rsid="0066a142" style:font-size-asian="16pt" style:font-size-complex="16pt"/>
    </style:style>
    <style:style style:name="P17" style:family="paragraph" style:parent-style-name="Text_20_body" style:list-style-name="L6">
      <style:text-properties fo:font-size="16pt" style:font-size-asian="16pt" style:font-size-complex="16pt"/>
    </style:style>
    <style:style style:name="P18" style:family="paragraph" style:parent-style-name="Text_20_body" style:list-style-name="L7">
      <style:text-properties fo:font-size="16pt" officeooo:paragraph-rsid="007e6b0a" style:font-size-asian="16pt" style:font-size-complex="16pt"/>
    </style:style>
    <style:style style:name="P19" style:family="paragraph" style:parent-style-name="Text_20_body" style:list-style-name="L7">
      <style:text-properties fo:font-size="16pt" officeooo:paragraph-rsid="0085e816" style:font-size-asian="16pt" style:font-size-complex="16pt"/>
    </style:style>
    <style:style style:name="P20" style:family="paragraph" style:parent-style-name="Text_20_body" style:list-style-name="L8">
      <style:text-properties fo:font-size="16pt" officeooo:paragraph-rsid="008df001" style:font-size-asian="16pt" style:font-size-complex="16pt"/>
    </style:style>
    <style:style style:name="P21" style:family="paragraph" style:parent-style-name="Text_20_body">
      <style:text-properties fo:font-size="16pt" fo:font-weight="bold" officeooo:rsid="00411167" officeooo:paragraph-rsid="00411167" style:font-size-asian="16pt" style:font-weight-asian="bold" style:font-size-complex="16pt" style:font-weight-complex="bold"/>
    </style:style>
    <style:style style:name="P22" style:family="paragraph" style:parent-style-name="Text_20_body" style:list-style-name="L3">
      <style:text-properties fo:font-size="16pt" fo:font-weight="bold" officeooo:rsid="00411167" officeooo:paragraph-rsid="00411167" style:font-size-asian="16pt" style:font-weight-asian="bold" style:font-size-complex="16pt" style:font-weight-complex="bold"/>
    </style:style>
    <style:style style:name="P23" style:family="paragraph" style:parent-style-name="Text_20_body" style:list-style-name="L3">
      <style:text-properties fo:font-size="16pt" fo:font-weight="normal" officeooo:rsid="00411167" officeooo:paragraph-rsid="00411167" style:font-size-asian="16pt" style:font-weight-asian="normal" style:font-size-complex="16pt" style:font-weight-complex="normal"/>
    </style:style>
    <style:style style:name="P24" style:family="paragraph" style:parent-style-name="Text_20_body">
      <style:text-properties fo:font-size="16pt" fo:font-weight="normal" officeooo:paragraph-rsid="004f4ac5" style:font-size-asian="16pt" style:font-weight-asian="normal" style:font-size-complex="16pt" style:font-weight-complex="normal"/>
    </style:style>
    <style:style style:name="T1" style:family="text">
      <style:text-properties style:font-name="Linux Libertine O"/>
    </style:style>
    <style:style style:name="T2" style:family="text">
      <style:text-properties style:font-name="Linux Libertine O" fo:font-size="16pt" style:font-size-asian="16pt" style:font-size-complex="16pt"/>
    </style:style>
    <style:style style:name="T3" style:family="text">
      <style:text-properties style:font-name="Linux Libertine O" fo:font-size="16pt" officeooo:rsid="00399c0a" style:font-size-asian="16pt" style:font-size-complex="16pt"/>
    </style:style>
    <style:style style:name="T4" style:family="text">
      <style:text-properties style:font-name="Linux Libertine O" fo:font-size="16pt" officeooo:rsid="007e6b0a" style:font-size-asian="16pt" style:font-size-complex="16pt"/>
    </style:style>
    <style:style style:name="T5" style:family="text">
      <style:text-properties style:font-name="Linux Libertine O" fo:font-size="16pt" fo:font-weight="bold" officeooo:rsid="0049d75a" style:font-size-asian="16pt" style:font-weight-asian="bold" style:font-size-complex="16pt" style:font-weight-complex="bold"/>
    </style:style>
    <style:style style:name="T6" style:family="text">
      <style:text-properties style:font-name="Linux Libertine O" fo:font-size="16pt" fo:font-weight="bold" officeooo:rsid="004b0e9b" style:font-size-asian="16pt" style:font-weight-asian="bold" style:font-size-complex="16pt" style:font-weight-complex="bold"/>
    </style:style>
    <style:style style:name="T7" style:family="text">
      <style:text-properties style:font-name="Linux Libertine O" fo:font-size="16pt" fo:font-weight="normal" style:font-size-asian="16pt" style:font-weight-asian="normal" style:font-size-complex="16pt" style:font-weight-complex="normal"/>
    </style:style>
    <style:style style:name="T8" style:family="text">
      <style:text-properties style:font-name="Linux Libertine O" officeooo:rsid="001db649"/>
    </style:style>
    <style:style style:name="T9" style:family="text">
      <style:text-properties style:font-name="Linux Libertine O" officeooo:rsid="001ff827"/>
    </style:style>
    <style:style style:name="T10" style:family="text">
      <style:text-properties style:font-name="Linux Libertine O" fo:font-size="13pt" style:font-size-asian="13pt" style:font-size-complex="13pt"/>
    </style:style>
    <style:style style:name="T11" style:family="text">
      <style:text-properties style:font-name="Linux Libertine O" fo:font-size="13pt" officeooo:rsid="00399c0a" style:font-size-asian="13pt" style:font-size-complex="13pt"/>
    </style:style>
    <style:style style:name="T12" style:family="text">
      <style:text-properties style:font-name="Linux Libertine O" fo:font-size="13pt" officeooo:rsid="004f4ac5" style:font-size-asian="13pt" style:font-size-complex="13pt"/>
    </style:style>
    <style:style style:name="T13" style:family="text">
      <style:text-properties style:font-name="Linux Libertine O" fo:font-size="13pt" officeooo:rsid="0075779a" style:font-size-asian="13pt" style:font-size-complex="13pt"/>
    </style:style>
    <style:style style:name="T14" style:family="text">
      <style:text-properties style:font-name="Linux Libertine O" fo:font-size="13pt" officeooo:rsid="0076965b" style:font-size-asian="13pt" style:font-size-complex="13pt"/>
    </style:style>
    <style:style style:name="T15" style:family="text">
      <style:text-properties style:font-name="Linux Libertine O" fo:font-size="13pt" officeooo:rsid="008df001" style:font-size-asian="13pt" style:font-size-complex="13pt"/>
    </style:style>
    <style:style style:name="T16" style:family="text">
      <style:text-properties style:font-name="Linux Libertine O" fo:font-size="13pt" fo:font-weight="bold" officeooo:rsid="00399c0a" style:font-size-asian="13pt" style:font-weight-asian="bold" style:font-size-complex="13pt" style:font-weight-complex="bold"/>
    </style:style>
    <style:style style:name="T17" style:family="text">
      <style:text-properties style:font-name="Linux Libertine O" fo:font-size="13pt" fo:font-weight="bold" officeooo:rsid="0049d75a" style:font-size-asian="13pt" style:font-weight-asian="bold" style:font-size-complex="13pt" style:font-weight-complex="bold"/>
    </style:style>
    <style:style style:name="T18" style:family="text">
      <style:text-properties style:font-name="Linux Libertine O" fo:font-size="13pt" fo:font-weight="bold" officeooo:rsid="004b0e9b" style:font-size-asian="13pt" style:font-weight-asian="bold" style:font-size-complex="13pt" style:font-weight-complex="bold"/>
    </style:style>
    <style:style style:name="T19" style:family="text">
      <style:text-properties style:font-name="Linux Libertine O" fo:font-size="13pt" fo:font-weight="bold" officeooo:rsid="004f4ac5" style:font-size-asian="13pt" style:font-weight-asian="bold" style:font-size-complex="13pt" style:font-weight-complex="bold"/>
    </style:style>
    <style:style style:name="T20" style:family="text">
      <style:text-properties style:font-name="Linux Libertine O" fo:font-size="13pt" fo:font-weight="bold" officeooo:rsid="00543a1f" style:font-size-asian="13pt" style:font-weight-asian="bold" style:font-size-complex="13pt" style:font-weight-complex="bold"/>
    </style:style>
    <style:style style:name="T21" style:family="text">
      <style:text-properties style:font-name="Linux Libertine O" fo:font-size="13pt" fo:font-weight="bold" officeooo:rsid="0075d01f" style:font-size-asian="13pt" style:font-weight-asian="bold" style:font-size-complex="13pt" style:font-weight-complex="bold"/>
    </style:style>
    <style:style style:name="T22" style:family="text">
      <style:text-properties style:font-name="Linux Libertine O" fo:font-size="13pt" fo:font-weight="normal" style:font-size-asian="13pt" style:font-weight-asian="normal" style:font-size-complex="13pt" style:font-weight-complex="normal"/>
    </style:style>
    <style:style style:name="T23" style:family="text">
      <style:text-properties style:font-name="Linux Libertine O" officeooo:rsid="0066a142"/>
    </style:style>
    <style:style style:name="T24" style:family="text">
      <style:text-properties style:font-name="Linux Libertine O" officeooo:rsid="007e6b0a"/>
    </style:style>
    <style:style style:name="T25" style:family="text">
      <style:text-properties style:font-name="Linux Libertine O" fo:font-size="15pt" style:font-size-asian="15pt" style:font-size-complex="15pt"/>
    </style:style>
    <style:style style:name="T26" style:family="text">
      <style:text-properties style:font-name="Linux Libertine O" fo:font-weight="bold" officeooo:rsid="00399c0a" style:font-weight-asian="bold" style:font-weight-complex="bold"/>
    </style:style>
    <style:style style:name="T27" style:family="text">
      <style:text-properties style:font-name="Linux Libertine O" fo:font-weight="bold" officeooo:rsid="0075d01f" style:font-weight-asian="bold" style:font-weight-complex="bold"/>
    </style:style>
    <style:style style:name="T28" style:family="text">
      <style:text-properties style:font-name="Linux Libertine O" fo:font-weight="bold" officeooo:rsid="0049d75a" style:font-weight-asian="bold" style:font-weight-complex="bold"/>
    </style:style>
    <style:style style:name="T29" style:family="text">
      <style:text-properties style:font-name="Linux Libertine O" fo:font-weight="bold" officeooo:rsid="004b0e9b" style:font-weight-asian="bold" style:font-weight-complex="bold"/>
    </style:style>
    <style:style style:name="T30" style:family="text">
      <style:text-properties style:font-name="Linux Libertine O" fo:font-weight="bold" officeooo:rsid="004f4ac5" style:font-weight-asian="bold" style:font-weight-complex="bold"/>
    </style:style>
    <style:style style:name="T31" style:family="text">
      <style:text-properties style:font-name="Linux Libertine O" fo:font-weight="bold" officeooo:rsid="00543a1f" style:font-weight-asian="bold" style:font-weight-complex="bold"/>
    </style:style>
    <style:style style:name="T32" style:family="text">
      <style:text-properties style:font-name="Linux Libertine O" officeooo:rsid="00399c0a"/>
    </style:style>
    <style:style style:name="T33" style:family="text">
      <style:text-properties style:font-name="Linux Libertine O" officeooo:rsid="0075779a"/>
    </style:style>
    <style:style style:name="T34" style:family="text">
      <style:text-properties style:font-name="Linux Libertine O" officeooo:rsid="0076965b"/>
    </style:style>
    <style:style style:name="T35" style:family="text">
      <style:text-properties style:font-name="Linux Libertine O" fo:font-weight="normal" style:font-weight-asian="normal" style:font-weight-complex="normal"/>
    </style:style>
    <style:style style:name="T36" style:family="text">
      <style:text-properties style:font-name="Linux Libertine O" officeooo:rsid="004f4ac5"/>
    </style:style>
    <style:style style:name="T37" style:family="text">
      <style:text-properties style:font-name="Linux Libertine O" officeooo:rsid="008df001"/>
    </style:style>
    <style:style style:name="T38" style:family="text">
      <style:text-properties officeooo:rsid="001db649"/>
    </style:style>
    <style:style style:name="T39" style:family="text">
      <style:text-properties fo:font-size="13pt" style:font-size-asian="13pt" style:font-size-complex="13pt"/>
    </style:style>
    <style:style style:name="T40" style:family="text">
      <style:text-properties officeooo:rsid="0066a142"/>
    </style:style>
    <style:style style:name="T41" style:family="text">
      <style:text-properties officeooo:rsid="007e6b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ppet</text:p>
      <text:h text:style-name="P2" text:outline-level="1">What is Puppet?</text:h>
      <text:list xml:id="list4140787664" text:style-name="L1">
        <text:list-item>
          <text:p text:style-name="P7"><text:span text:style-name="T1">Puppet is an open-source configuration management tool for deployment, configuration, and management of servers.</text:span></text:p>
        </text:list-item>
        <text:list-item>
          <text:p text:style-name="P8"><text:span text:style-name="T1">It helps you manage and automate the cofiguration of servers.</text:span></text:p>
        </text:list-item>
        <text:list-item>
          <text:p text:style-name="P9"><text:span text:style-name="T1">You can also use puppet for infrastructure automantion, automated provisioning, task management, code management and reporting.</text:span></text:p>
        </text:list-item>
      </text:list>
      <text:h text:style-name="P2" text:outline-level="1">Explain Puppet Architecture?</text:h>
      <text:list xml:id="list3226844064" text:style-name="L2">
        <text:list-item>
          <text:p text:style-name="P10"><text:span text:style-name="T8">Puppet follows a Master-slave architecture. The puppet slave has to send a request to the puppet master for </text:span><text:span text:style-name="T1">establishing</text:span><text:span text:style-name="T8"> a secure connection. </text:span></text:p>
        </text:list-item>
        <text:list-item>
          <text:p text:style-name="P10"><text:span text:style-name="T8">The Puppet Master sends the Master Certificate along with a request for Slave Certificate.</text:span></text:p>
        </text:list-item>
        <text:list-item>
          <text:p text:style-name="P10"><text:span text:style-name="T9">T</text:span><text:span text:style-name="T8">hen, the Puppet Slave sends the Slave Certificate to the Puppet Master along with a request for data.</text:span></text:p>
        </text:list-item>
        <text:list-item>
          <text:p text:style-name="P10"><text:span text:style-name="T8">The Puppet Master receives the request and then pushes the configuration on the Puppet Slave.</text:span></text:p>
        </text:list-item>
      </text:list>
      <text:h text:style-name="P2" text:outline-level="1"><text:span text:style-name="T38">W</text:span>orking of Puppet?</text:h>
      <text:p text:style-name="Text_20_body"><text:span text:style-name="T2">Puppet is based on a Pull deployment model, where the agent nodes check in regularly after every </text:span><text:span text:style-name="Strong_20_Emphasis"><text:span text:style-name="T2">1800</text:span></text:span><text:span text:style-name="T2"> seconds with the master node to see if anything needs to be updated in the agent. If anything needs to be updated the agent pulls the necessary puppet codes from the master and performs required actions. </text:span></text:p>
      <text:p text:style-name="P11"><text:span text:style-name="T26">The </text:span><text:span text:style-name="T27">Puppet </text:span><text:span text:style-name="T26">Master</text:span><text:span text:style-name="T32">: </text:span></text:p>
      <text:list xml:id="list3831915950" text:style-name="L5">
        <text:list-item>
          <text:p text:style-name="P12"><text:span text:style-name="T1">A Linux based machine with Puppet master software installed on it. </text:span><text:span text:style-name="T33">This machine contains all the configuration of different hosts.</text:span><text:span text:style-name="T1"> </text:span></text:p>
        </text:list-item>
        <text:list-item>
          <text:p text:style-name="P12"><text:soft-page-break/><text:span text:style-name="T1">It is responsible for maintaining configurations in the form of puppet codes. The master node can only be Linux.</text:span></text:p>
        </text:list-item>
      </text:list>
      <text:p text:style-name="P21"><text:span text:style-name="T1">The </text:span><text:span text:style-name="T34">Puppet </text:span><text:span text:style-name="T1">Agents:</text:span></text:p>
      <text:list xml:id="list189693413" text:style-name="L3">
        <text:list-item>
          <text:p text:style-name="P23"><text:span text:style-name="T1">The target machines managed by a puppet with the puppet agent software installed on them. </text:span></text:p>
        </text:list-item>
        <text:list-item>
          <text:p text:style-name="P23"><text:span text:style-name="T1">The agent can be configured on any supported operating system such as Linux or Windows or Solaris or Mac OS. </text:span></text:p>
        </text:list-item>
        <text:list-item>
          <text:p text:style-name="P22"><text:span text:style-name="T35">The communication between master and agent is established through secure certificates.</text:span><text:span text:style-name="T1"> </text:span></text:p>
        </text:list-item>
      </text:list>
      <text:h text:style-name="P2" text:outline-level="1">Communication between the Master and the Agent:</text:h>
      <text:p text:style-name="P13"><text:span text:style-name="T28">Step1: </text:span><text:span text:style-name="T1">Once the connectivity is established between the agent and the master, the Puppet agent sends the data about its state to the Puppet master server. These are called Facts: This information includes the hostname, kernel details, IP address, file name details, etc.… </text:span></text:p>
      <text:p text:style-name="P4"><text:span text:style-name="T5">S</text:span><text:span text:style-name="T6">tep2: </text:span><text:span text:style-name="T7">Puppet Master uses this data and compiles a list with the configuration to be applied to the agent. This list of configuration to be performed on an agent is known as a </text:span><text:span text:style-name="Strong_20_Emphasis"><text:span text:style-name="T7">catalog. </text:span></text:span><text:span text:style-name="T7">This could be changed such as package installation, upgrades or removals, File System creation, user creation or deletion, server reboot, IP configuration changes, etc. </text:span></text:p>
      <text:p text:style-name="P14"><text:span text:style-name="T30">Step3: </text:span><text:span text:style-name="T1">The agent uses this list of configuration to apply any required configuration changes on the node. </text:span></text:p>
      <text:p text:style-name="P24"><text:span text:style-name="T36">In case there are no drifts in the configuration, Agent does not perform any configuration changes and leaves the node to run with the same configuration. </text:span></text:p>
      <text:p text:style-name="P15"><text:span text:style-name="T30">S</text:span><text:span text:style-name="T31">tep4: </text:span><text:span text:style-name="T35">Once it is done the node reports back to puppet master indicating that the configuration has been applied and completed. </text:span></text:p>
      <text:h text:style-name="P3" text:outline-level="1"><text:span text:style-name="T1">What is Puppet Class?</text:span></text:h>
      <text:p text:style-name="P6"><text:span text:style-name="T1">A combination of different resources can be grouped together into a single unit called class. </text:span></text:p>
      <text:h text:style-name="P2" text:outline-level="1"><text:soft-page-break/>What is Puppet Manifets?</text:h>
      <text:list xml:id="list2983957066" text:style-name="L4">
        <text:list-item>
          <text:p text:style-name="P16"><text:span text:style-name="T23">The Puppet Master contains the configuration details of all nodes or Puppet Agents documented in native Puppet language. These documentations are known as Puppet Manifests.</text:span></text:p>
        </text:list-item>
        <text:list-item>
          <text:p text:style-name="P16"><text:span text:style-name="T23">Those files have a .pp extension. The .pp extension stands for puppet program. </text:span></text:p>
        </text:list-item>
        <text:list-item>
          <text:p text:style-name="P16"><text:span text:style-name="T23">The puppet code consists of definitions or declarations of Puppet Classes. </text:span></text:p>
        </text:list-item>
      </text:list>
      <text:h text:style-name="P2" text:outline-level="1"><text:span text:style-name="T40">W</text:span>hat is moduels in Puppet?</text:h>
      <text:list xml:id="list2377639560" text:style-name="L6">
        <text:list-item>
          <text:p text:style-name="P17"><text:span text:style-name="T1">Puppet modules are collections of manifests and data such as files, templates, and facts. </text:span></text:p>
        </text:list-item>
      </text:list>
      <text:h text:style-name="P2" text:outline-level="1">What is Factor?</text:h>
      <text:list xml:id="list282321567" text:style-name="L7">
        <text:list-item>
          <text:p text:style-name="P18"><text:span text:style-name="T24">Facter is a library that identifies and reports Facts relevant to each Agent to the Puppet Master.</text:span></text:p>
        </text:list-item>
        <text:list-item>
          <text:p text:style-name="P19"><text:span text:style-name="T24">Facts can include SSH keys, network settings, hardware details, IP addresses, OS type, and version, and Mac addresses. </text:span></text:p>
        </text:list-item>
        <text:list-item>
          <text:p text:style-name="P19"><text:span text:style-name="T24">The facts are then found as variables in the Manifests of the Puppet Master.</text:span></text:p>
        </text:list-item>
      </text:list>
      <text:h text:style-name="P2" text:outline-level="1"><text:span text:style-name="T41">W</text:span>hat is Hiera?</text:h>
      <text:list xml:id="list3613279003" text:style-name="L8">
        <text:list-item>
          <text:p text:style-name="P20"><text:span text:style-name="T37">Hiera is a component of Puppet which allows storing configuration data outside of manifests.</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8T19:12:55.911758557</meta:creation-date>
    <meta:generator>LibreOffice/6.0.7.3$Linux_X86_64 LibreOffice_project/00m0$Build-3</meta:generator>
    <dc:date>2021-02-18T20:02:52.048408763</dc:date>
    <meta:editing-duration>PT41M6S</meta:editing-duration>
    <meta:editing-cycles>135</meta:editing-cycles>
    <meta:document-statistic meta:table-count="0" meta:image-count="0" meta:object-count="0" meta:page-count="3" meta:paragraph-count="39" meta:word-count="616" meta:character-count="3743" meta:non-whitespace-character-count="3169"/>
  </office:meta>
</office:document-meta>
</file>